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Courier, mono"/>
    <style:font-face style:name="Lucida Sans1" svg:font-family="'Lucida Sans'" style:font-family-generic="swiss"/>
    <style:font-face style:name="Courier New" svg:font-family="'Courier New'" style:font-family-generic="modern" style:font-pitch="fixed"/>
    <style:font-face style:name="Adobe Fan Heiti Std" svg:font-family="'Adobe Fan Heiti St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2"/>
    <style:style style:name="P6" style:family="paragraph" style:list-style-name="L2"/>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nsolas" fo:font-size="11pt" fo:font-style="normal" style:font-size-asian="11pt" style:font-style-asian="normal" style:font-size-complex="11pt" style:font-style-complex="normal"/>
    </style:style>
    <style:style style:name="T6" style:family="text">
      <style:text-properties style:font-name="Consolas" fo:font-size="11pt" style:font-size-asian="11pt" style:font-size-complex="11pt"/>
    </style:style>
    <style:style style:name="T7" style:family="text">
      <style:text-properties style:font-name="Arial" fo:font-size="12pt" fo:font-style="normal" style:font-size-asian="12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3">Additional Exercises</text:span> sections that provided less guided exercises for more advanced users.</text:p>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2688591524530195839" text:style-name="L1">
        <text:list-item>
          <text:p text:style-name="P2"><text:span text:style-name="T2">Install VirtualBox (Not required at JavaOne)</text:span><text:span text:style-name="T1"><text:line-break/><text:line-break/>If you have not already done so, please download and install the latest version of Oracle's VirtualBox software. <text:s/>The URL to download the software is here:<text:line-break/><text:line-break/>http://xxx<text:line-break/><text:line-break/>You can find installation instructions here:<text:line-break/><text:line-break/>http://xxx<text:line-break/></text:span></text:p>
        </text:list-item>
        <text:list-item>
          <text:p text:style-name="P2"><text:span text:style-name="T2">Launch the Virtual Machine (Not required at JavaOne)</text:span><text:span text:style-name="T1"><text:line-break/><text:line-break/>Open VirtualBox and from the </text:span>File<text:span text:style-name="T1"> menu select </text:span>Import Appliance<text:span text:style-name="T1">.<text:line-break/><text:line-break/>Browse to the location of the xxx.vmdk file.<text:line-break/><text:line-break/>Select the xxx.vmdk file and click the </text:span>OK<text:span text:style-name="T1"> button.<text:line-break/><text:line-break/>…<text:line-break/></text:span></text:p>
        </text:list-item>
        <text:list-item>
          <text:p text:style-name="P3"><text:span text:style-name="T4">Load all the stuff from the Git repo <text:s/>(Not required at JavaOne)</text:span></text:p>
        </text:list-item>
        <text:list-item>
          <text:p text:style-name="P3"><text:span text:style-name="T4">Open a terminal window</text:span></text:p>
        </text:list-item>
        <text:list-item>
          <text:p text:style-name="P3"><text:span text:style-name="T4">Open a Firefox browser window</text:span></text:p>
        </text:list-item>
      </text:list>
      <text:h text:style-name="Heading_20_3" text:outline-level="3">Exercise 1: Exploring HDFS [15 minutes]</text:h>
      <text:p text:style-name="P1">In this lab, you will be interacting with Hadoop through the command line in a terminal. <text:s/>If you do not already have a terminal window open, open one now by following step 4 in Exercise 0 above. </text:p>
      <text:h text:style-name="Heading_20_4" text:outline-level="4"><text:soft-page-break/><text:span text:style-name="T3">Introduction</text:spa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3">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3">blocks</text:span><text:span text:style-name="T1"> that are distributed across the entire cluster.</text:span></text:p>
      <text:p text:style-name="Text_20_body"><text:span text:style-name="T1">HDFS, like your local file system, has a notion of your user's home directory. <text:s/>In this VM environment, your user name is </text:span><text:span text:style-name="T3">cloudera</text:span><text:span text:style-name="T1">. <text:s/>Your HDFS home directory is </text:span><text:span text:style-name="T5">/user/cloudera</text:span><text:span text:style-name="T1">.</text:span></text:p>
      <text:p text:style-name="Text_20_body"><text:span text:style-name="T1">Interacting with HDFS is done through the </text:span><text:span text:style-name="T5">hadoop</text:span><text:span text:style-name="T1"> or </text:span><text:span text:style-name="T5">hdfs</text:span><text:span text:style-name="T1"> command. <text:s/>In this lab we will use the </text:span><text:span text:style-name="T5">hadoop</text:span><text:span text:style-name="T7"> command. <text:s/>To view the files in your HDFS home directory, from the terminal window run:</text:span></text:p>
      <text:p text:style-name="Code">hadoop fs -ls</text:p>
      <text:p text:style-name="Text_20_body"><text:span text:style-name="T7">You should notice that the command returns with no output. <text:s/>The reason is that your home directory is currently empty. <text:s/>Even though there are files in your local file system's home directory, there are currently none in HDFS.</text:span></text:p>
      <text:p text:style-name="Text_20_body"><text:span text:style-name="T7">As with the Linux </text:span><text:span text:style-name="T5">ls</text:span><text:span text:style-name="T7"> command, you can view the files in a specific location by specifying a directory path:</text:span></text:p>
      <text:p text:style-name="Code">hadoop fs -ls /</text:p>
      <text:p text:style-name="Text_20_body"><text:span text:style-name="T7">The output above shows you the contents of the HDFS root directory, which includes the </text:span><text:span text:style-name="T5">/user</text:span><text:span text:style-name="T7"> directory where the home directories are stored. <text:s/>Notice that the output from the </text:span><text:span text:style-name="T5">hadoop fs -ls</text:span><text:span text:style-name="T7"> command looks similar to the output from the Linux </text:span><text:span text:style-name="T5">ls -l</text:span><text:span text:style-name="T7"> command. <text:s/>File listings in HDFS are always in the long format, meaning that the file mode, ownership, and size is always displayed.</text:span></text:p>
      <text:h text:style-name="Heading_20_4" text:outline-level="4">Data Ingest</text:h>
      <text:p text:style-name="Text_20_body"><text:span text:style-name="T7">In the later sections of this lab, you'll be performing transformations and queries on data in HDFS. <text:s/>Since HDFS is currently empty, you'll need to load some data into HDFS for those later sections. <text:s/>In the </text:span><text:span text:style-name="T5">/home/cloudera/handsonhadoop/data</text:span><text:span text:style-name="T7"> directory you will find a data file called </text:span><text:span text:style-name="T5">users.csv</text:span><text:span text:style-name="T7">. <text:s/>This file contains the data that will be used through the rest of this lab.</text:span></text:p>
      <text:p text:style-name="Text_20_body"><text:span text:style-name="T7">Before you upload the file into HDFS, you should first examine the file a little. <text:s/>Run the following commands:</text:span></text:p>
      <text:p text:style-name="Code">ls -lh handsonhadoop/data/users.csv</text:p>
      <text:p text:style-name="Code">wc -l handsonhadoop/data/users.csv</text:p>
      <text:p text:style-name="Code">head handsonhadoop/data/users.csv</text:p>
      <text:p text:style-name="Text_20_body"><text:span text:style-name="T7">From the output of these commands, you can see that this file is XXXMB and contains XXX </text:span><text:soft-page-break/><text:span text:style-name="T7">lines of fairly simple comma-delimited data points. <text:s/>You can see from first few rows that the data appears to be some kind of user records.</text:span></text:p>
      <text:p text:style-name="Text_20_body"><text:span text:style-name="T7">To upload the file into HDFS, use the </text:span><text:span text:style-name="T5">hadoop fs -put</text:span><text:span text:style-name="T7"> or </text:span><text:span text:style-name="T5">hadoop fs -copyFromLocal</text:span><text:span text:style-name="T7"> command. <text:s/>Both are equivalent.</text:span></text:p>
      <text:p text:style-name="Code">hadoop fs -put handsonhadoop/data/users.csv</text:p>
      <text:p text:style-name="Text_20_body"><text:span text:style-name="T7">Now, if you run the command to list the files in your home directory again, you'll find that the </text:span><text:span text:style-name="T5">users.csv</text:span><text:span text:style-name="T7"> file is there. <text:s/>&lt;!--XXX Say something about comparing the size to the size reported by ls XXX--&gt; <text:s/>&lt;!-- XXX Say something about the field between the mode and the owner XXX --&gt;</text:span></text:p>
      <text:p text:style-name="Text_20_body"><text:span text:style-name="T7">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span></text:p>
      <text:p text:style-name="Text_20_body"><text:span text:style-name="T7">&lt;!-- XXX Add a bit that has the user do an ls on the location where the data blocks are stored so the user can see that her data were chunked and written to disk XXX --&gt;</text:span></text:p>
      <text:p text:style-name="Text_20_body"><text:span text:style-name="T7">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span></text:p>
      <text:p text:style-name="Code">hadoop fs -mkdir javaone</text:p>
      <text:p text:style-name="Text_20_body"><text:span text:style-name="T7">If you list the files in your home directory now, you will see both the data file and the directory you just created. <text:s/>HDFS has no notion of the current working directory, so whenever you issue an HDFS command, you must either give a fully qualified path or a path that is relative to your home directory.</text:span></text:p>
      <text:p text:style-name="Text_20_body"><text:span text:style-name="T7">In the </text:span><text:span text:style-name="T5">/home/cloudera/handsonhadoop/data</text:span><text:span text:style-name="T7"> directory you will find a second data file called </text:span><text:span text:style-name="T5">logins.log</text:span><text:span text:style-name="T7">. <text:s/>Run the following commands:</text:span></text:p>
      <text:p text:style-name="Code">wc -l handsonhadoop/data/logins.log</text:p>
      <text:p text:style-name="Code">head handsonhadoop/data/logins.log</text:p>
      <text:p text:style-name="Text_20_body"><text:span text:style-name="T7">From the output, you can see that the </text:span><text:span text:style-name="T5">logins.log</text:span><text:span text:style-name="T7"> file has very different contents from the </text:span><text:span text:style-name="T5">users.csv</text:span><text:span text:style-name="T7"> file.</text:span></text:p>
      <text:p text:style-name="Text_20_body"><text:span text:style-name="T7">Upload this second data file into your newly created directory by running:</text:span></text:p>
      <text:p text:style-name="Code">hadoop fs -put handsonhadoop/data/logins.log javaone</text:p>
      <text:p text:style-name="Text_20_body">You can also rename a file during the upload. <text:s/>Run the following commands:</text:p>
      <text:p text:style-name="Code">hadoop fs -put handsonhadoop/data/logins.log javaone/logins2.log</text:p>
      <text:p text:style-name="Code">hadoop fs -ls javaone</text:p>
      <text:p text:style-name="Text_20_body">You can see that there are now two copies of the file in the directory: one named <text:span text:style-name="T6">logins.log</text:span> and one named <text:span text:style-name="T6">logins2.log</text:span>. <text:s/>Note that they are both the same size.</text:p>
      <text:p text:style-name="Text_20_body"><text:soft-page-break/>Now you need to get a copy of the <text:span text:style-name="T6">users.csv</text:span> file into the <text:span text:style-name="T6">javaone</text:span> directory as well. <text:s/>Rather than uploading the file again, you can instead simply move the file from your HDFS home directory into the new directory. <text:s/>Before you try that, you should first remove the second copy of the <text:span text:style-name="T6">logins.log</text:span> file from the <text:span text:style-name="T6">javaone</text:span> directory:</text:p>
      <text:p text:style-name="Code">hadoop fs -rm javaone/logins2.log</text:p>
      <text:p text:style-name="Text_20_body">You can now move the file from your HDFS home directory into the new directory by running:</text:p>
      <text:p text:style-name="Code">hadoop fs -mv users.csv javaone</text:p>
      <text:h text:style-name="Heading_20_4" text:outline-level="4">Data Access</text:h>
      <text:p text:style-name="P4">Now that you have your data in HDFS, you may be wondering what you can do with it. <text:s/>The rest of the exercises in this lab will focus on using the core tools in the Hadoop platform to work with the data you've uploaded. <text:s/>There is, however, one other common way to access the data in HDFS that belongs in this exercise. <text:s/>Once you've processed your data, how do you extract it from HDFS?</text:p>
      <text:p text:style-name="P4">The simplest way is using the <text:span text:style-name="T6">hadoop fs -get</text:span> command:</text:p>
      <text:p text:style-name="Code">hadoop fs -get javaone/users.csv</text:p>
      <text:p text:style-name="Text_20_body">After running the above command, you will have a copy of the <text:span text:style-name="T6">users.csv</text:span> file in your local filesystem's home directory. <text:s/>As with the <text:span text:style-name="T6">hadoop fs -put</text:span> command, if you want to place the file into another directory or rename it during the transfer, you can provide a second argument to the command.</text:p>
      <text:p text:style-name="Text_20_body">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exercises. <text:s/>To facilitate this pattern, HDFS includes a command to download a directory as a single file, <text:span text:style-name="T6">hadoop fs -getmerge</text:span>. <text:s/>To download the <text:span text:style-name="T6">javaone</text:span> directory as a single file, run the following command:</text:p>
      <text:p text:style-name="Code">hadoop fs -getmerge javaone javaone.csv</text:p>
      <text:p text:style-name="Text_20_body">If you now view the line counts of the files in your local filesystem's home directory:</text:p>
      <text:p text:style-name="Code">wc -l handsonhadoop/data/logins.log handsonhadoop/data/users.csv javaone.csv</text:p>
      <text:p text:style-name="Text_20_body">you will see that the <text:span text:style-name="T6">javaone.csv</text:span> file is the size of the <text:span text:style-name="T6">users.csv</text:span> file and <text:span text:style-name="T6">login.log</text:span> file combined.</text:p>
      <text:p text:style-name="Text_20_body">The merged file has exactly the contents of all the files in the <text:span text:style-name="T6">javaone</text:span> directory merged together. <text:s/>There are no headings to mark file boundaries, and the individual file names are not preserved. <text:s/>The <text:span text:style-name="T6">javaone</text:span> directory is treated as a single data set that just happens to be stored in more than one file.</text:p>
      <text:p text:style-name="Text_20_body">In this case, having both files in the same directory is probably a bad idea since the two files have different schemas. <text:s/>To fix that issue, run the following commands to create two new subdirectories and move the files into them:</text:p>
      <text:p text:style-name="Code"><text:soft-page-break/>hadoop fs -mkdir javaone/users</text:p>
      <text:p text:style-name="Code">hadoop fs -mv javaone/users.csv javaone/users</text:p>
      <text:p text:style-name="Code">hadoop fs -mkdir javaone/logins</text:p>
      <text:p text:style-name="Code">hadoop fs -mv javaone/logins.log javaone/logins</text:p>
      <text:p text:style-name="Code">hadoop fs -ls -R javaone</text:p>
      <text:p text:style-name="Text_20_body">From the output of the last command, you can see that you now have a tidy directory structure for your data.</text:p>
      <text:p text:style-name="Text_20_body">What if your data is so large, that downloading it just to look at it is inconvenient or impossible? <text:s/>Hadoop gives you several methods for access your data in HDFS without downloading it.</text:p>
      <text:p text:style-name="Text_20_body">If you just want to see what kind of data is in a file, the <text:span text:style-name="T6">hadoop fs -tail</text:span> command is useful. <text:s/>Just like the Linux <text:span text:style-name="T6">tail</text:span> command, <text:span text:style-name="T6">hadoop fs -tail</text:span> shows you the end of the file. <text:s/>(Note that in some versions of Hadoop, the <text:span text:style-name="T6">hadoop fs -tail</text:span> command has a bug that causes the beginning of the first line of output to be left off.) <text:s/>Run the following command:</text:p>
      <text:p text:style-name="Code">hadoop fs -tail 'javaone/*/*'</text:p>
      <text:p text:style-name="Text_20_body">The output shows you the last lines of both data files. <text:s/>In the command you used the wildcard operator (<text:span text:style-name="T6">*</text:span>) to tell HDFS to look in all subdirectories for any files that end with <text:span text:style-name="T6">.csv</text:span>. <text:s/>Notice that the expression with the wildcards is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6">\</text:span>))</text:p>
      <text:p text:style-name="Text_20_body">A more generally useful way to access your data in HDFS without downloading it is the <text:span text:style-name="T6">hadoop fs -cat</text:span> command, which behaves the same as the Linux <text:span text:style-name="T6">cat</text:span> command. <text:s/>The <text:span text:style-name="T6">hadoop fs -cat</text:span> command is particularly helpful when you want to perform some operation on the file contents, such as using <text:span text:style-name="T6">grep</text:span> to look for a particular bit of text or using <text:span text:style-name="T6">wc -l</text:span> to count the lines. <text:s/>To count the lines in your data files, run the following commands:</text:p>
      <text:p text:style-name="Code">hadoop fs -cat 'javaone/users/*' | wc -l</text:p>
      <text:p text:style-name="Code">hadoop fs -cat 'javaone/logins/*' | wc -l</text:p>
      <text:p text:style-name="Text_20_body">The output should be the same as what you saw when counting the lines of the files on your local filesystem earlier. <text:s/>Notice that you used two commands instead of one command with a wildcard for the subdirectory. <text:s/>The reason is that if you had used a wildcard for the subdirectory, both data files would have been concatenated together, and the line count would have been the total for both files.</text:p>
      <text:p text:style-name="Text_20_body">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h text:style-name="Heading_20_4" text:outline-level="4"><text:soft-page-break/>Summary</text:h>
      <text:p text:style-name="Text_20_body">You have now explored getting data into and out of HDFS. <text:s/>You understand how to issue HDFS commands, how the HDFS directory structure is similar to the Linux directory structure, and how to use wildcards.</text:p>
      <text:h text:style-name="Heading_20_3" text:outline-level="3">Exercise 2: Working With Hive [15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generally means data that does not have a fixed schema. <text:s/>A CSV file is unstructured by that definition, as there's nothing enforcing the types or sizes (or number!) of the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use Hive from the command line by running the <text:span text:style-name="T6">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text:p>
      <text:list xml:id="list5986963762857267179" text:style-name="L2">
        <text:list-item>
          <text:p text:style-name="P5">In the Hue browser window, click on the <text:span text:style-name="T3">Hive</text:span> link in the <text:span text:style-name="T3">Query</text:span><text:span text:style-name="T1"> panel.</text:span></text:p>
        </text:list-item>
        <text:list-item>
          <text:p text:style-name="P5"><text:span text:style-name="T1">In the </text:span><text:span text:style-name="T3">Query Editor</text:span><text:span text:style-name="T1"> box, enter:</text:span></text:p>
          <text:p text:style-name="P5"><text:span text:style-name="T5">show tables;</text:span></text:p>
        </text:list-item>
        <text:list-item>
          <text:p text:style-name="P5">The output will be displayed when the command completes. <text:s/>What you should see is that there are currently no tables defined in Hive.</text:p>
        </text:list-item>
        <text:list-item>
          <text:p text:style-name="P5"><text:soft-page-break/>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create external table users (<text:line-break/> id int, fname string, lname string, address string,<text:line-break/> city string, state char(2), zip int<text:line-break/>)<text:line-break/>location '/user/cloudera/javaone/users';</text:span></text:p>
          <text:p text:style-name="P5">In the <text:span text:style-name="T6">create</text:span> statement, the keyword <text:span text:style-name="T6">external</text:span> tells Hive that the metadata should be decoupled from the data. <text:s/>If the <text:span text:style-name="T6">external</text:span> keyword is left out, deleting the created table will also delete the data from HDFS.</text:p>
          <text:p text:style-name="P5">The <text:span text:style-name="T6">location</text:span> keyword tells Hive where to find the data to which this metadata should be applied. <text:s/>The location must be a directory; it cannot be a single file.</text:p>
          <text:p text:style-name="P5">The output will be empty as this SQL statement does not return any result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 from users;</text:span></text:p>
        </text:list-item>
        <text:list-item>
          <text:p text:style-name="P5">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5">You may recall that the data file is comma-delimited. <text:s/>By default, Hive uses 0x01 (or CTRL-A) as the field delimiter, which would explain why all the columns are “NULL”: Hive is using the wrong delimiters to parse the data.</text:p>
        </text:list-item>
        <text:list-item>
          <text:p text:style-name="P5">To resolve the issue, first you should remove the bad table definition. <text:s/>Recall that you created the table with the external keyword, which means you can delete the table without impacting the data.</text:p>
          <text:p text:style-name="P5">Click on the <text:span text:style-name="T3">Query Editor</text:span><text:span text:style-name="T1"> tab in the menu bar to return to the query editor page.</text:span></text:p>
          <text:p text:style-name="P5"><text:span text:style-name="T1">In the </text:span><text:span text:style-name="T3">Query Editor</text:span><text:span text:style-name="T1"> box, enter:</text:span></text:p>
          <text:p text:style-name="P5"><text:span text:style-name="T5">drop table users;</text:span></text:p>
          <text:p text:style-name="P5">The output will be empty as this SQL statement does not return any result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create external table users (<text:line-break/> id int, fname string, lname string, address string,<text:line-break/> city string, state char(2), zip int<text:line-break/>)<text:line-break/>row format delimited fields terminated by ','<text:line-break/>location '/user/cloudera/javaone/users';</text:span></text:p>
          <text:p text:style-name="P5">The <text:span text:style-name="T6">row format</text:span> portion of the statement tells Hive to use commas the field delimiter. By default, Hive uses 0x01 (or CTRL-A) as the field delimiter.</text:p>
          <text:p text:style-name="P5">The output will be empty as this SQL statement does not return any result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oft-page-break/><text:span text:style-name="T5">select * from users;</text:span></text:p>
          <text:p text:style-name="P5">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26620085" text:continue-list="list5986963762857267179" text:style-name="L2">
        <text:list-item text:start-value="1">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id,fname,lname from users where state='CA';</text:span></text:p>
          <text:p text:style-name="P5">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state, count(*) from users group by state;</text:span></text:p>
          <text:p text:style-name="P5">The output will show each state along with the number of users in that state.</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state, collect_list(state) from users group by state;</text:span></text:p>
          <text:p text:style-name="P5">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list-item>
      </text:list>
      <text:h text:style-name="Heading_20_4" text:outline-level="4">Non-tabular data</text:h>
      <text:p text:style-name="Text_20_body">The previous steps were working with a tabular user data. <text:s/>As long as the delimiters and field types are set reasonably, tabular data is quite easy to use in Hive. <text:s/>Fortunately, non-tabular data, such as the <text:span text:style-name="T6">logins.log</text:span> file, can also be processed in Hive easily.</text:p>
      <text:list xml:id="list1721460390" text:continue-list="list126620085" text:style-name="L2">
        <text:list-item text:start-value="1">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create external table logins (<text:line-break/> id string, state string, time string, day string<text:line-break/>)<text:line-break/>row format serde 'org.apache.hadoop.hive.contrib.serde2.RegexSerDe'<text:line-break/>with serdeproperties (<text:line-break/> <text:s/>"input.regex" =<text:line-break/> <text:s text:c="3"/>"(\\d+) in ([A-Z]{2}) at (\\d{2}:\\d{2}:\\d{2}) on (\\d{2}/\\d{2}/\\d{2})"<text:line-break/>)<text:line-break/>location '/user/cloudera/javaone/logins';</text:span></text:p>
          <text:p text:style-name="P5"><text:soft-page-break/>This time the row format is “SerDe”, which means you'll be using a specified class for serializing and deserializing the data. <text:s/>The SerDe you're using is the regular expression SerDe, with the regular expression used to parse the data set in the <text:span text:style-name="T6">input.regex</text:span> property.</text:p>
          <text:p text:style-name="P5">The output will be empty as this SQL statement does not return any result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 from logins;</text:span></text:p>
          <text:p text:style-name="P5">The output will show all logins in the table. <text:s/>With minimal effort, you have now turned a text log file into a queryable table<text:note text:id="ftn0" text:note-class="footnote"><text:note-citation>1</text:note-citation><text:note-body><text:p text:style-name="Footnote">https://groups.google.com/a/cloudera.org/forum/#!topic/hue-user/LhvWuk81E5w</text:p></text:note-body></text:note>.</text:p>
        </text:list-item>
      </text:list>
      <text:h text:style-name="Heading_20_4" text:outline-level="4">Summary</text:h>
      <text:p text:style-name="Text_20_body">In this exercise, you only just scratched the surface of what's possible with Hive. <text:s/>You have seen how to overlay metadata over existing data to make it queryable, both with tabular and non-tabular data. <text:s/>Hive also supports XML data, JSON data, and the venerable Apache httpd web log data.</text:p>
      <text:h text:style-name="Heading_20_3" text:outline-level="3">Exercise 3: Working With Impala [1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text:span text:style-name="T3">Introduction</text:spa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would, using the same data and same machines. <text:s/>Another notable advantage of Impala is that if you're familiar with using Hive, you're also familiar with using Impala, as the same query language is supported, with only some minor differences.</text:p>
      <text:h text:style-name="Heading_20_3" text:outline-level="3">Exercise 4: Working With Pig</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Text_20_body"><text:span text:style-name="T3"/></text:p>
      <text:h text:style-name="Heading_20_3" text:outline-level="3"><text:soft-page-break/>Exercise 5: Working With Hadoop Streaming</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Text_20_body"><text:span text:style-name="T3"/></text:p>
      <text:h text:style-name="Heading_20_3" text:outline-level="3">Summ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Courier, mono"/>
    <style:font-face style:name="Lucida Sans1" svg:font-family="'Lucida Sans'" style:font-family-generic="swiss"/>
    <style:font-face style:name="Courier New" svg:font-family="'Courier New'" style:font-family-generic="modern" style:font-pitch="fixed"/>
    <style:font-face style:name="Adobe Fan Heiti Std" svg:font-family="'Adobe Fan Heiti St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21T22:43:23</dc:date>
    <dc:creator>Daniel Templeton</dc:creator>
    <meta:editing-duration>P1DT16H24M2S</meta:editing-duration>
    <meta:editing-cycles>17</meta:editing-cycles>
    <meta:generator>OpenOffice/4.1.0$Unix OpenOffice.org_project/410m18$Build-9764</meta:generator>
    <meta:document-statistic meta:table-count="0" meta:image-count="0" meta:object-count="0" meta:page-count="10" meta:paragraph-count="154" meta:word-count="3772" meta:character-count="21849"/>
  </office:meta>
</office:document-meta>
</file>